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" svg:font-family="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e8cb" draw:textarea-horizontal-align="justify" draw:textarea-vertical-align="middle" draw:auto-grow-height="false" fo:min-height="10cm" fo:min-width="20.5cm"/>
    </style:style>
    <style:style style:name="gr2" style:family="graphic" style:parent-style-name="standard">
      <style:graphic-properties draw:stroke="none" draw:fill-color="#ffd7d7" draw:textarea-horizontal-align="justify" draw:textarea-vertical-align="middle" draw:auto-grow-height="false" fo:min-height="7.75cm" fo:min-width="20.5cm"/>
    </style:style>
    <style:style style:name="gr3" style:family="graphic" style:parent-style-name="standard">
      <style:graphic-properties draw:stroke="none" draw:fill-color="#dee6ef" draw:textarea-horizontal-align="justify" draw:textarea-vertical-align="middle" draw:auto-grow-height="false" fo:min-height="11.25cm" fo:min-width="20.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55cm" fo:min-width="8.3cm" fo:padding-top="0.1cm" fo:padding-bottom="0.1cm" fo:padding-left="0.1cm" fo:padding-right="0.1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cm" fo:min-width="6.05cm" fo:padding-top="0.1cm" fo:padding-bottom="0.1cm" fo:padding-left="0.1cm" fo:padding-right="0.1cm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1cm" fo:min-width="6.049cm" fo:padding-top="0.1cm" fo:padding-bottom="0.1cm" fo:padding-left="0.1cm" fo:padding-right="0.1cm"/>
      <style:paragraph-properties style:writing-mode="lr-tb"/>
    </style:style>
    <style:style style:name="gr7" style:family="graphic" style:parent-style-name="Text_20_A4">
      <style:graphic-properties draw:stroke="solid" svg:stroke-color="#000000" draw:fill="solid" draw:fill-color="#ffffff" draw:textarea-horizontal-align="justify" draw:textarea-vertical-align="top" draw:auto-grow-height="false" fo:min-height="1.019cm" fo:min-width="6.049cm" fo:padding-top="0.1cm" fo:padding-bottom="0.1cm" fo:padding-left="0.1cm" fo:padding-right="0.1cm"/>
      <style:paragraph-properties style:writing-mode="lr-tb"/>
    </style:style>
    <style:style style:name="gr8" style:family="graphic" style:parent-style-name="Text_20_A4">
      <style:graphic-properties draw:stroke="solid" svg:stroke-color="#000000" draw:fill="solid" draw:fill-color="#ffffff" draw:textarea-horizontal-align="justify" draw:textarea-vertical-align="top" draw:auto-grow-height="false" fo:min-height="2.519cm" fo:min-width="6.049cm" fo:padding-top="0.1cm" fo:padding-bottom="0.1cm" fo:padding-left="0.1cm" fo:padding-right="0.1cm"/>
      <style:paragraph-properties style:writing-mode="lr-tb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05cm" fo:min-width="8.55cm" fo:padding-top="0.1cm" fo:padding-bottom="0.1cm" fo:padding-left="0.1cm" fo:padding-right="0.1cm"/>
      <style:paragraph-properties style:writing-mode="lr-tb"/>
    </style:style>
    <style:style style:name="gr10" style:family="graphic" style:parent-style-name="objectwithoutfill">
      <style:graphic-properties svg:stroke-width="0.035cm" svg:stroke-color="#000000" draw:marker-start-width="0.252cm" draw:marker-end="Concave" draw:marker-end-width="0.25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color="#111111" draw:fill="none" draw:textarea-vertical-align="middle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6cm" fo:min-width="8.55cm" fo:padding-top="0.1cm" fo:padding-bottom="0.1cm" fo:padding-left="0.1cm" fo:padding-right="0.1cm"/>
      <style:paragraph-properties style:writing-mode="lr-tb"/>
    </style:style>
    <style:style style:name="gr14" style:family="graphic" style:parent-style-name="Text_20_A4">
      <style:graphic-properties draw:stroke="solid" svg:stroke-color="#000000" draw:fill="solid" draw:fill-color="#ffffff" draw:textarea-horizontal-align="justify" draw:textarea-vertical-align="top" draw:auto-grow-height="false" fo:min-height="3.694cm" fo:min-width="8.55cm" fo:padding-top="0.1cm" fo:padding-bottom="0.1cm" fo:padding-left="0.1cm" fo:padding-right="0.1cm"/>
      <style:paragraph-properties style:writing-mode="lr-tb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cm" fo:min-width="8.3cm" fo:padding-top="0.1cm" fo:padding-bottom="0.1cm" fo:padding-left="0.1cm" fo:padding-right="0.1cm"/>
      <style:paragraph-properties style:writing-mode="lr-tb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1cm" fo:min-width="6.05cm" fo:padding-top="0.1cm" fo:padding-bottom="0.1cm" fo:padding-left="0.1cm" fo:padding-right="0.1cm"/>
      <style:paragraph-properties style:writing-mode="lr-tb"/>
    </style:style>
    <style:style style:name="gr17" style:family="graphic" style:parent-style-name="Text_20_A4">
      <style:graphic-properties draw:stroke="solid" svg:stroke-color="#000000" draw:fill="solid" draw:fill-color="#ffffff" draw:textarea-horizontal-align="justify" draw:textarea-vertical-align="top" draw:auto-grow-height="false" fo:min-height="1.269cm" fo:min-width="6.05cm" fo:padding-top="0.1cm" fo:padding-bottom="0.1cm" fo:padding-left="0.1cm" fo:padding-right="0.1cm"/>
      <style:paragraph-properties style:writing-mode="lr-tb"/>
    </style:style>
    <style:style style:name="gr18" style:family="graphic" style:parent-style-name="Text_20_A4">
      <style:graphic-properties draw:stroke="solid" svg:stroke-color="#000000" draw:fill="solid" draw:fill-color="#ffffff" draw:textarea-horizontal-align="justify" draw:textarea-vertical-align="top" draw:auto-grow-height="false" fo:min-height="1.019cm" fo:min-width="6.05cm" fo:padding-top="0.1cm" fo:padding-bottom="0.1cm" fo:padding-left="0.1cm" fo:padding-right="0.1cm"/>
      <style:paragraph-properties style:writing-mode="lr-tb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1cm" fo:min-width="7.05cm" fo:padding-top="0.1cm" fo:padding-bottom="0.1cm" fo:padding-left="0.1cm" fo:padding-right="0.1cm"/>
      <style:paragraph-properties style:writing-mode="lr-tb"/>
    </style:style>
    <style:style style:name="gr20" style:family="graphic" style:parent-style-name="Text_20_A4">
      <style:graphic-properties draw:stroke="solid" svg:stroke-color="#000000" draw:fill="solid" draw:fill-color="#ffffff" draw:textarea-horizontal-align="justify" draw:textarea-vertical-align="top" draw:auto-grow-height="false" fo:min-height="1.019cm" fo:min-width="7.05cm" fo:padding-top="0.1cm" fo:padding-bottom="0.1cm" fo:padding-left="0.1cm" fo:padding-right="0.1cm"/>
      <style:paragraph-properties style:writing-mode="lr-tb"/>
    </style:style>
    <style:style style:name="gr21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2.55cm" fo:min-width="8.05cm" fo:padding-top="0.1cm" fo:padding-bottom="0.1cm" fo:padding-left="0.1cm" fo:padding-right="0.1cm"/>
      <style:paragraph-properties style:writing-mode="lr-tb"/>
    </style:style>
    <style:style style:name="gr22" style:family="graphic" style:parent-style-name="objectwithoutfill">
      <style:graphic-properties svg:stroke-width="0.028cm" svg:stroke-color="#000000" draw:marker-start="" draw:marker-start-width="0.242cm" draw:marker-end="Concave" draw:marker-end-width="0.25cm" svg:stroke-linecap="butt" draw:fill="none" draw:textarea-vertical-align="middle" fo:padding-top="0.139cm" fo:padding-bottom="0.139cm" fo:padding-left="0.264cm" fo:padding-right="0.264cm"/>
    </style:style>
    <style:style style:name="gr23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1.05cm" fo:min-width="8.05cm" fo:padding-top="0.1cm" fo:padding-bottom="0.1cm" fo:padding-left="0.1cm" fo:padding-right="0.1cm"/>
      <style:paragraph-properties style:writing-mode="lr-tb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31cm" fo:min-width="7.8cm" fo:padding-top="0.1cm" fo:padding-bottom="0.1cm" fo:padding-left="0.1cm" fo:padding-right="0.1cm"/>
      <style:paragraph-properties style:writing-mode="lr-tb"/>
    </style:style>
    <style:style style:name="gr25" style:family="graphic" style:parent-style-name="Text_20_A4">
      <style:graphic-properties draw:stroke="solid" svg:stroke-color="#000000" draw:fill="solid" draw:fill-color="#ffffff" draw:textarea-horizontal-align="justify" draw:textarea-vertical-align="top" draw:auto-grow-height="false" fo:min-height="3.769cm" fo:min-width="3.8cm" fo:padding-top="0.1cm" fo:padding-bottom="0.1cm" fo:padding-left="0.1cm" fo:padding-right="0.1cm"/>
      <style:paragraph-properties style:writing-mode="lr-tb"/>
    </style:style>
    <style:style style:name="gr26" style:family="graphic" style:parent-style-name="Text_20_A4">
      <style:graphic-properties draw:stroke="solid" svg:stroke-color="#000000" draw:fill="solid" draw:fill-color="#ffffff" draw:textarea-horizontal-align="justify" draw:textarea-vertical-align="top" draw:auto-grow-height="false" fo:min-height="3.769cm" fo:min-width="3.8cm" fo:padding-top="0.1cm" fo:padding-bottom="0.1cm" fo:padding-left="0.1cm" fo:padding-right="0.1cm" fo:wrap-option="wrap"/>
      <style:paragraph-properties style:writing-mode="lr-tb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1cm" fo:min-width="10.05cm" fo:padding-top="0.1cm" fo:padding-bottom="0.1cm" fo:padding-left="0.1cm" fo:padding-right="0.1cm"/>
      <style:paragraph-properties style:writing-mode="lr-tb"/>
    </style:style>
    <style:style style:name="gr28" style:family="graphic" style:parent-style-name="Text_20_A4">
      <style:graphic-properties draw:stroke="solid" svg:stroke-color="#000000" draw:fill="solid" draw:fill-color="#ffffff" draw:textarea-horizontal-align="justify" draw:textarea-vertical-align="middle" draw:auto-grow-height="false" fo:min-height="0.769cm" fo:min-width="10.05cm" fo:padding-top="0.1cm" fo:padding-bottom="0.1cm" fo:padding-left="0.1cm" fo:padding-right="0.1cm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1cm" fo:min-width="10.8cm" fo:padding-top="0.1cm" fo:padding-bottom="0.1cm" fo:padding-left="0.1cm" fo:padding-right="0.1cm"/>
      <style:paragraph-properties style:writing-mode="lr-tb"/>
    </style:style>
    <style:style style:name="gr30" style:family="graphic" style:parent-style-name="Text_20_A4">
      <style:graphic-properties draw:stroke="solid" svg:stroke-color="#000000" draw:fill="solid" draw:fill-color="#ffffff" draw:textarea-horizontal-align="justify" draw:textarea-vertical-align="top" draw:auto-grow-height="false" fo:min-height="1.769cm" fo:min-width="2.55cm" fo:padding-top="0.1cm" fo:padding-bottom="0.1cm" fo:padding-left="0.1cm" fo:padding-right="0.1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1.05cm" fo:min-width="2.55cm" fo:padding-top="0.1cm" fo:padding-bottom="0.1cm" fo:padding-left="0.1cm" fo:padding-right="0.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false" fo:min-height="1.05cm" fo:min-width="6.8cm" fo:padding-top="0.1cm" fo:padding-bottom="0.1cm" fo:padding-left="0.1cm" fo:padding-right="0.1cm"/>
      <style:paragraph-properties style:writing-mode="lr-tb"/>
    </style:style>
    <style:style style:name="P1" style:family="paragraph">
      <loext:graphic-properties draw:fill-color="#dde8cb"/>
      <style:paragraph-properties fo:text-align="center"/>
      <style:text-properties fo:color="#ffd7d7" loext:opacity="100%"/>
    </style:style>
    <style:style style:name="P2" style:family="paragraph">
      <loext:graphic-properties draw:fill-color="#ffd7d7"/>
      <style:paragraph-properties fo:text-align="center"/>
      <style:text-properties fo:color="#ffd7d7" loext:opacity="100%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style:paragraph-properties fo:text-align="start"/>
      <style:text-properties style:font-name="DejaVu Sans" fo:font-size="9pt" style:font-size-asian="9pt" style:font-size-complex="9pt"/>
    </style:style>
    <style:style style:name="P5" style:family="paragraph">
      <loext:graphic-properties draw:fill="solid" draw:fill-color="#ffffff"/>
      <style:paragraph-properties fo:text-align="start"/>
      <style:text-properties style:font-name="DejaVu Sans" fo:font-size="9pt" style:font-size-asian="9pt" style:font-size-complex="9pt"/>
    </style:style>
    <style:style style:name="P6" style:family="paragraph">
      <style:paragraph-properties fo:text-align="center"/>
      <style:text-properties style:font-name="DejaVu Sans" fo:font-size="11.8999996185303pt" style:font-size-asian="12pt" style:font-size-complex="12pt"/>
    </style:style>
    <style:style style:name="P7" style:family="paragraph">
      <loext:graphic-properties draw:fill="solid" draw:fill-color="#ffffff"/>
      <style:paragraph-properties fo:text-align="center"/>
      <style:text-properties style:font-name="DejaVu Sans" fo:font-size="11.8999996185303pt" style:font-size-asian="12pt" style:font-size-complex="12pt"/>
    </style:style>
    <style:style style:name="P8" style:family="paragraph">
      <style:paragraph-properties fo:text-align="center"/>
      <style:text-properties fo:color="#c9211e" loext:opacity="100%" style:font-name="DejaVu Sans" fo:font-size="8pt" fo:font-weight="normal" style:font-size-asian="9pt" style:font-weight-asian="bold" style:font-size-complex="9pt" style:font-weight-complex="bold"/>
    </style:style>
    <style:style style:name="P9" style:family="paragraph">
      <loext:graphic-properties draw:fill="solid" draw:fill-color="#ffffff"/>
      <style:paragraph-properties fo:text-align="center"/>
      <style:text-properties fo:color="#c9211e" loext:opacity="100%" style:font-name="DejaVu Sans" fo:font-size="8pt" fo:font-weight="normal" style:font-size-asian="9pt" style:font-weight-asian="bold" style:font-size-complex="9pt" style:font-weight-complex="bold"/>
    </style:style>
    <style:style style:name="P10" style:family="paragraph">
      <style:paragraph-properties fo:text-align="start">
        <style:tab-stops>
          <style:tab-stop style:position="1cm"/>
        </style:tab-stops>
      </style:paragraph-properties>
      <style:text-properties style:font-name="DejaVu Sans" fo:font-size="8pt" fo:font-weight="normal" style:font-size-asian="9pt" style:font-size-complex="9pt"/>
    </style:style>
    <style:style style:name="P11" style:family="paragraph">
      <style:paragraph-properties fo:text-align="start">
        <style:tab-stops>
          <style:tab-stop style:position="0.5cm"/>
          <style:tab-stop style:position="1cm"/>
        </style:tab-stops>
      </style:paragraph-properties>
      <style:text-properties style:font-name="DejaVu Sans" fo:font-size="8pt" fo:font-weight="normal" style:font-size-asian="9pt" style:font-size-complex="9pt"/>
    </style:style>
    <style:style style:name="P12" style:family="paragraph">
      <style:paragraph-properties fo:text-align="start"/>
      <style:text-properties style:font-name="DejaVu Sans" fo:font-size="8pt" fo:font-weight="normal" style:font-size-asian="9pt" style:font-size-complex="9pt"/>
    </style:style>
    <style:style style:name="P13" style:family="paragraph">
      <loext:graphic-properties draw:fill="solid" draw:fill-color="#ffffff"/>
      <style:paragraph-properties fo:text-align="start">
        <style:tab-stops>
          <style:tab-stop style:position="1cm"/>
        </style:tab-stops>
      </style:paragraph-properties>
      <style:text-properties style:font-name="DejaVu Sans" fo:font-size="8pt" fo:font-weight="normal" style:font-size-asian="9pt" style:font-size-complex="9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color="#3465a4" loext:opacity="100%" style:font-name="DejaVu Sans" fo:font-size="8pt" fo:font-weight="normal" style:font-size-asian="8pt" style:font-weight-asian="bold" style:font-size-complex="8pt" style:font-weight-complex="bold"/>
    </style:style>
    <style:style style:name="P16" style:family="paragraph">
      <loext:graphic-properties draw:fill="solid" draw:fill-color="#ffffff"/>
      <style:paragraph-properties fo:text-align="center"/>
      <style:text-properties fo:color="#3465a4" loext:opacity="100%" style:font-name="DejaVu Sans" fo:font-size="8pt" fo:font-weight="normal" style:font-size-asian="8pt" style:font-weight-asian="bold" style:font-size-complex="8pt" style:font-weight-complex="bold"/>
    </style:style>
    <style:style style:name="P17" style:family="paragraph">
      <style:paragraph-properties fo:text-align="start">
        <style:tab-stops>
          <style:tab-stop style:position="1cm"/>
        </style:tab-stops>
      </style:paragraph-properties>
      <style:text-properties style:font-name="DejaVu Sans" fo:font-size="8pt" style:font-size-asian="9pt" style:font-size-complex="9pt"/>
    </style:style>
    <style:style style:name="P18" style:family="paragraph">
      <style:paragraph-properties fo:text-align="start"/>
      <style:text-properties style:font-name="DejaVu Sans" fo:font-size="8pt" style:font-size-asian="9pt" style:font-size-complex="9pt"/>
    </style:style>
    <style:style style:name="P19" style:family="paragraph">
      <loext:graphic-properties draw:fill="solid" draw:fill-color="#ffffff"/>
      <style:paragraph-properties fo:text-align="start">
        <style:tab-stops>
          <style:tab-stop style:position="1cm"/>
        </style:tab-stops>
      </style:paragraph-properties>
      <style:text-properties style:font-name="DejaVu Sans" fo:font-size="8pt" style:font-size-asian="9pt" style:font-size-complex="9pt"/>
    </style:style>
    <style:style style:name="P20" style:family="paragraph">
      <style:paragraph-properties fo:text-align="center"/>
      <style:text-properties style:font-name="DejaVu Sans" fo:font-size="9pt" style:font-size-asian="9pt" style:font-size-complex="9pt"/>
    </style:style>
    <style:style style:name="P21" style:family="paragraph">
      <loext:graphic-properties draw:fill="solid" draw:fill-color="#ffffff"/>
      <style:paragraph-properties fo:text-align="center"/>
      <style:text-properties style:font-name="DejaVu Sans" fo:font-size="9pt" style:font-size-asian="9pt" style:font-size-complex="9pt"/>
    </style:style>
    <style:style style:name="P22" style:family="paragraph">
      <style:paragraph-properties fo:text-align="center"/>
      <style:text-properties fo:color="#3465a4" loext:opacity="100%" style:font-name="DejaVu Sans" fo:font-size="8pt" fo:font-weight="normal" style:font-size-asian="9pt" style:font-weight-asian="bold" style:font-size-complex="9pt" style:font-weight-complex="bold"/>
    </style:style>
    <style:style style:name="P23" style:family="paragraph">
      <loext:graphic-properties draw:fill="solid" draw:fill-color="#ffffff"/>
      <style:paragraph-properties fo:text-align="center"/>
      <style:text-properties fo:color="#3465a4" loext:opacity="100%" style:font-name="DejaVu Sans" fo:font-size="8pt" fo:font-weight="normal" style:font-size-asian="9pt" style:font-weight-asian="bold" style:font-size-complex="9pt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.5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text-align="center"/>
      <style:text-properties fo:color="#50938a" loext:opacity="100%" style:font-name="DejaVu Sans" fo:font-size="11pt" fo:font-weight="normal" style:font-size-asian="11pt" style:font-weight-asian="bold" style:font-size-complex="11pt" style:font-weight-complex="bold"/>
    </style:style>
    <style:style style:name="P28" style:family="paragraph">
      <loext:graphic-properties draw:fill="solid" draw:fill-color="#ffffff"/>
      <style:paragraph-properties fo:text-align="center"/>
      <style:text-properties fo:color="#50938a" loext:opacity="100%" style:font-name="DejaVu Sans" fo:font-size="11pt" fo:font-weight="normal" style:font-size-asian="11pt" style:font-weight-asian="bold" style:font-size-complex="11pt" style:font-weight-complex="bold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>
          <style:tab-stop style:position="1cm"/>
        </style:tab-stops>
      </style:paragraph-properties>
      <style:text-properties style:font-name="DejaVu Sans" fo:font-size="8pt" fo:font-weight="normal" style:font-size-asian="9pt" style:font-size-complex="9pt" fo:hyphenate="false" loext:hyphenation-no-caps="false"/>
    </style:style>
    <style:style style:name="P30" style:family="paragraph">
      <style:paragraph-properties fo:text-align="center"/>
      <style:text-properties fo:color="#50938a" loext:opacity="100%" style:font-name="DejaVu Sans" fo:font-size="8pt" fo:font-weight="normal" style:font-size-asian="9pt" style:font-weight-asian="bold" style:font-size-complex="9pt" style:font-weight-complex="bold"/>
    </style:style>
    <style:style style:name="P31" style:family="paragraph">
      <loext:graphic-properties draw:fill="solid" draw:fill-color="#ffffff"/>
      <style:paragraph-properties fo:text-align="center"/>
      <style:text-properties fo:color="#50938a" loext:opacity="100%" style:font-name="DejaVu Sans" fo:font-size="8pt" fo:font-weight="normal" style:font-size-asian="9pt" style:font-weight-asian="bold" style:font-size-complex="9pt" style:font-weight-complex="bold"/>
    </style:style>
    <style:style style:name="P32" style:family="paragraph">
      <style:paragraph-properties fo:text-align="start">
        <style:tab-stops>
          <style:tab-stop style:position="1cm"/>
        </style:tab-stops>
      </style:paragraph-properties>
      <style:text-properties style:font-name="DejaVu Sans" fo:font-size="8pt" fo:font-weight="bold" style:font-size-asian="9pt" style:font-weight-asian="bold" style:font-size-complex="9pt" style:font-weight-complex="bold"/>
    </style:style>
    <style:style style:name="P33" style:family="paragraph">
      <loext:graphic-properties draw:fill="solid" draw:fill-color="#ffffff"/>
      <style:paragraph-properties fo:text-align="start">
        <style:tab-stops>
          <style:tab-stop style:position="1cm"/>
        </style:tab-stops>
      </style:paragraph-properties>
      <style:text-properties style:font-name="DejaVu Sans" fo:font-size="8pt" fo:font-weight="bold" style:font-size-asian="9pt" style:font-weight-asian="bold" style:font-size-complex="9pt" style:font-weight-complex="bold"/>
    </style:style>
    <style:style style:name="P34" style:family="paragraph">
      <loext:graphic-properties draw:fill="solid" draw:fill-color="#ffffff"/>
      <style:paragraph-properties fo:text-align="start">
        <style:tab-stops>
          <style:tab-stop style:position="1cm"/>
        </style:tab-stops>
      </style:paragraph-properties>
      <style:text-properties style:font-name="DejaVu Sans" fo:font-size="8pt" fo:font-weight="normal" style:font-size-asian="9pt" style:font-weight-asian="bold" style:font-size-complex="9pt" style:font-weight-complex="bold"/>
    </style:style>
    <style:style style:name="P35" style:family="paragraph">
      <style:paragraph-properties fo:text-align="center"/>
      <style:text-properties style:font-name="DejaVu Sans" fo:font-size="11.8999996185303pt" fo:font-weight="bold" style:font-size-asian="12pt" style:font-size-complex="12pt"/>
    </style:style>
    <style:style style:name="P36" style:family="paragraph">
      <loext:graphic-properties draw:fill="none" draw:fill-color="#ffffff"/>
      <style:paragraph-properties fo:text-align="center"/>
      <style:text-properties style:font-name="DejaVu Sans" fo:font-size="11.8999996185303pt" fo:font-weight="bold" style:font-size-asian="12pt" style:font-size-complex="12pt"/>
    </style:style>
    <style:style style:name="P37" style:family="paragraph">
      <style:paragraph-properties fo:text-align="start"/>
      <style:text-properties style:font-name="DejaVu Sans" fo:font-size="11.8999996185303pt" fo:font-weight="bold" style:font-size-asian="12pt" style:font-size-complex="12pt"/>
    </style:style>
    <style:style style:name="P38" style:family="paragraph">
      <loext:graphic-properties draw:fill="none" draw:fill-color="#ffffff"/>
      <style:paragraph-properties fo:text-align="start"/>
      <style:text-properties style:font-name="DejaVu Sans" fo:font-size="11.8999996185303pt" fo:font-weight="bold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9211e" loext:opacity="100%" style:font-size-asian="9pt" style:font-weight-asian="bold" style:font-size-complex="9pt" style:font-weight-complex="bold"/>
    </style:style>
    <style:style style:name="T4" style:family="text">
      <style:text-properties style:font-size-asian="9pt" style:font-size-complex="9pt"/>
    </style:style>
    <style:style style:name="T5" style:family="text">
      <style:text-properties fo:color="#3465a4" loext:opacity="100%" fo:font-size="8pt" style:font-size-asian="8pt" style:font-weight-asian="bold" style:font-size-complex="8pt" style:font-weight-complex="bold"/>
    </style:style>
    <style:style style:name="T6" style:family="text">
      <style:text-properties fo:color="#3465a4" loext:opacity="100%" style:font-size-asian="9pt" style:font-size-complex="9pt"/>
    </style:style>
    <style:style style:name="T7" style:family="text">
      <style:text-properties fo:color="#3465a4" loext:opacity="100%" style:font-size-asian="9pt" style:font-weight-asian="bold" style:font-size-complex="9pt" style:font-weight-complex="bold"/>
    </style:style>
    <style:style style:name="T8" style:family="text">
      <style:text-properties style:font-name="DejaVu Sans" fo:font-size="8pt" fo:font-weight="normal" style:font-size-asian="9pt" style:font-size-complex="9pt"/>
    </style:style>
    <style:style style:name="T9" style:family="text">
      <style:text-properties style:font-name="F" fo:font-weight="bold" style:font-size-asian="9pt" style:font-weight-asian="bold" style:font-size-complex="9pt" style:font-weight-complex="bold"/>
    </style:style>
    <style:style style:name="T10" style:family="text">
      <style:text-properties style:font-name="F" style:font-size-asian="9pt" style:font-size-complex="9pt"/>
    </style:style>
    <style:style style:name="T11" style:family="text">
      <style:text-properties fo:color="#c9211e" loext:opacity="100%" style:font-size-asian="9pt" style:font-size-complex="9pt"/>
    </style:style>
    <style:style style:name="T12" style:family="text">
      <style:text-properties fo:color="#000000" loext:opacity="100%" style:font-size-asian="9pt" style:font-size-complex="9pt"/>
    </style:style>
    <style:style style:name="T13" style:family="text">
      <style:text-properties fo:color="#000000" loext:opacity="100%" fo:font-weight="bold" style:font-size-asian="9pt" style:font-weight-asian="bold" style:font-size-complex="9pt" style:font-weight-complex="bold"/>
    </style:style>
    <style:style style:name="T14" style:family="text">
      <style:text-properties fo:color="#50938a" loext:opacity="100%" fo:font-size="11pt" style:font-size-asian="11pt" style:font-weight-asian="bold" style:font-size-complex="11pt" style:font-weight-complex="bold"/>
    </style:style>
    <style:style style:name="T15" style:family="text">
      <style:text-properties fo:color="#50938a" loext:opacity="100%" style:font-size-asian="9pt" style:font-weight-asian="bold" style:font-size-complex="9pt" style:font-weight-complex="bold"/>
    </style:style>
    <style:style style:name="T16" style:family="text">
      <style:text-properties fo:font-weight="bold" style:font-size-asian="9pt" style:font-weight-asian="bold" style:font-size-complex="9pt" style:font-weight-complex="bold"/>
    </style:style>
    <style:style style:name="T17" style:family="text">
      <style:text-properties fo:font-weight="normal" style:font-size-asian="9pt" style:font-weight-asian="normal" style:font-size-complex="9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10.2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cm" svg:height="8cm" svg:x="0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cm" svg:height="11.5cm" svg:x="0cm" svg:y="1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5cm" svg:height="2.75cm" svg:x="1.25cm" svg:y="20.5cm">
          <text:p text:style-name="P4"><text:span text:style-name="T1">The database can be connected to </text:span><text:span text:style-name="T1">manually using the following URL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>in MongoDB Compas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1" draw:id="id1" draw:layer="layout" svg:width="6.25cm" svg:height="1.25cm" svg:x="11.5cm" svg:y="12.5cm">
          <text:p text:style-name="P6"><text:span text:style-name="T2">http://</text:span><text:span text:style-name="T2">localhost:3000</text:span><text:span text:style-name="T2">/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3" draw:id="id3">
          <draw:g>
            <draw:custom-shape draw:style-name="gr6" draw:text-style-name="P9" draw:layer="layout" svg:width="6.249cm" svg:height="0.531cm" svg:x="2.251cm" svg:y="12.25cm">
              <text:p text:style-name="P8"><text:span text:style-name="T3">server/docker-compose.yml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7" draw:text-style-name="P13" draw:layer="layout" svg:width="6.249cm" svg:height="1.219cm" svg:x="2.251cm" svg:y="12.781cm">
              <text:p text:style-name="P10"><text:span text:style-name="T4">services:</text:span></text:p>
              <text:p text:style-name="P11"><text:span text:style-name="T4"><text:tab/></text:span><text:span text:style-name="T4">latexquestionbank:</text:span></text:p>
              <text:p text:style-name="P11"><text:span text:style-name="T4"><text:tab/></text:span><text:span text:style-name="T4"><text:tab/></text:span><text:span text:style-name="T4">ports: 3000/3000</text:span></text:p>
              <text:p text:style-name="P12"><text:span text:style-name="T4"><text:tab/></text:span><text:span text:style-name="T4"><text:tab/></text:span></text:p>
  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  </draw:custom-shape>
          </draw:g>
        </draw:g>
        <draw:g xml:id="id4" draw:id="id4">
          <draw:g>
            <draw:custom-shape draw:style-name="gr6" draw:text-style-name="P9" draw:layer="layout" svg:width="6.249cm" svg:height="0.531cm" svg:x="2.251cm" svg:y="14.25cm">
              <text:p text:style-name="P8"><text:span text:style-name="T3">server/app.js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13" draw:layer="layout" svg:width="6.249cm" svg:height="2.719cm" svg:x="2.251cm" svg:y="14.781cm">
              <text:p text:style-name="P10"><text:span text:style-name="T4">app.use(/database, router.js)</text:span></text:p>
              <text:p text:style-name="P12"><text:span text:style-name="T4"><text:tab/></text:span><text:span text:style-name="T4"><text:tab/></text:span></text:p>
  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  </draw:custom-shape>
          </draw:g>
        </draw:g>
        <draw:custom-shape draw:style-name="gr9" draw:text-style-name="P7" xml:id="id2" draw:id="id2" draw:layer="layout" svg:width="8.75cm" svg:height="1.25cm" svg:x="10.25cm" svg:y="15.25cm">
          <text:p text:style-name="P6"><text:span text:style-name="T2">http://localhost:3000/database/[url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4" draw:layer="layout" draw:type="lines" draw:line-skew="-0.002cm" svg:x1="14.625cm" svg:y1="13.75cm" svg:x2="14.625cm" svg:y2="15.25cm" draw:start-shape="id1" draw:start-glue-point="6" draw:end-shape="id2" draw:end-glue-point="4" svg:d="M14625 13750v500 499 501" svg:viewBox="0 0 1 1501">
          <text:p/>
        </draw:connector>
        <draw:connector draw:style-name="gr11" draw:text-style-name="P14" draw:layer="layout" draw:type="line" svg:x1="8.5cm" svg:y1="13.125cm" svg:x2="11.5cm" svg:y2="13.125cm" draw:start-shape="id3" draw:start-glue-point="1" draw:end-shape="id1" draw:end-glue-point="5" svg:d="M8500 13125h3000" svg:viewBox="0 0 3001 1">
          <text:p/>
        </draw:connector>
        <draw:connector draw:style-name="gr12" draw:text-style-name="P14" draw:layer="layout" draw:type="line" svg:x1="8.5cm" svg:y1="15.875cm" svg:x2="10.25cm" svg:y2="15.875cm" draw:start-shape="id4" draw:start-glue-point="1" draw:end-shape="id2" draw:end-glue-point="5" svg:d="M8500 15875h1750" svg:viewBox="0 0 1751 1">
          <text:p/>
        </draw:connector>
        <draw:g xml:id="id5" draw:id="id5">
          <draw:g>
            <draw:custom-shape draw:style-name="gr13" draw:text-style-name="P16" draw:layer="layout" svg:width="8.75cm" svg:height="0.556cm" svg:x="10.25cm" svg:y="24cm">
              <text:p text:style-name="P15"><text:span text:style-name="T5">server/db.js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4" draw:text-style-name="P19" draw:layer="layout" svg:width="8.75cm" svg:height="3.894cm" svg:x="10.25cm" svg:y="24.556cm">
              <text:p text:style-name="P17"><text:span text:style-name="T4">const mongoURI = "mongodb://questiondb/questions"</text:span></text:p>
              <text:p text:style-name="P17"><text:span text:style-name="T4">const options = { </text:span></text:p>
              <text:p text:style-name="P17"><text:span text:style-name="T4"><text:s text:c="4"/></text:span><text:span text:style-name="T4">useNewUrlParser: true, </text:span></text:p>
              <text:p text:style-name="P17"><text:span text:style-name="T4"><text:s text:c="4"/></text:span><text:span text:style-name="T4">useUnifiedTopology: true,</text:span></text:p>
              <text:p text:style-name="P17"><text:span text:style-name="T4"><text:s text:c="4"/></text:span><text:span text:style-name="T4">user: process.env.MONGO_INITDB_ROOT_USERNAME,</text:span></text:p>
              <text:p text:style-name="P17"><text:span text:style-name="T4"><text:s text:c="4"/></text:span><text:span text:style-name="T4">pass: process.env.MONGO_INITDB_ROOT_PASSWORD,</text:span></text:p>
              <text:p text:style-name="P17"><text:span text:style-name="T4"><text:s text:c="4"/></text:span><text:span text:style-name="T4">authSource: 'admin'</text:span></text:p>
              <text:p text:style-name="P17"><text:span text:style-name="T4">};</text:span></text:p>
              <text:p text:style-name="P17"><text:span text:style-name="T4">mongoose.connect(mongoURI, options)</text:span></text:p>
              <text:p text:style-name="P17"><text:span text:style-name="T4"/></text:p>
              <text:p text:style-name="P17"><text:span text:style-name="T4">var db = mongoose.connection</text:span></text:p>
              <text:p text:style-name="P18"><text:span text:style-name="T4"><text:tab/></text:span><text:span text:style-name="T4"><text:tab/></text:span></text:p>
  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  </draw:custom-shape>
          </draw:g>
        </draw:g>
        <draw:custom-shape draw:style-name="gr15" draw:text-style-name="P21" draw:layer="layout" svg:width="8.5cm" svg:height="1.25cm" svg:x="1.5cm" svg:y="21.5cm">
          <text:p text:style-name="P20"><text:span text:style-name="T1">m</text:span><text:span text:style-name="T1">on</text:span><text:span text:style-name="T1">go</text:span><text:span text:style-name="T1">db</text:span><text:span text:style-name="T1">://</text:span><text:span text:style-name="T1">ad</text:span><text:span text:style-name="T1">mi</text:span><text:span text:style-name="T1">n_</text:span><text:span text:style-name="T1">us</text:span><text:span text:style-name="T1">er:</text:span><text:span text:style-name="T1">ad</text:span><text:span text:style-name="T1">mi</text:span><text:span text:style-name="T1">n_</text:span><text:span text:style-name="T1">pa</text:span><text:span text:style-name="T1">ss</text:span><text:span text:style-name="T1">wo</text:span><text:span text:style-name="T1">rd</text:span><text:span text:style-name="T1">@l</text:span><text:span text:style-name="T1">oc</text:span><text:span text:style-name="T1">alh</text:span><text:span text:style-name="T1">ost</text:span><text:span text:style-name="T1">:2</text:span><text:span text:style-name="T1">70</text:span><text:span text:style-name="T1">1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custom-shape draw:style-name="gr16" draw:text-style-name="P9" draw:layer="layout" svg:width="6.25cm" svg:height="0.531cm" svg:x="2.5cm" svg:y="15.25cm">
              <text:p text:style-name="P8"><text:span text:style-name="T3">server/router.js</text:span></text:p>
  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  </draw:custom-shape>
            <draw:custom-shape draw:style-name="gr17" draw:text-style-name="P13" draw:layer="layout" svg:width="6.25cm" svg:height="1.469cm" svg:x="2.5cm" svg:y="15.781cm">
              <text:p text:style-name="P10"><text:span text:style-name="T4">router.post(‘[url]’, function(req, res, next){</text:span></text:p>
              <text:p text:style-name="P11"><text:span text:style-name="T4"><text:tab/></text:span><text:span text:style-name="T6">[Data/Database manipulation]</text:span></text:p>
              <text:p text:style-name="P10"><text:span text:style-name="T4">})</text:span></text:p>
              <text:p text:style-name="P12"><text:span text:style-name="T4"><text:tab/></text:span><text:span text:style-name="T4"><text:tab/></text:span></text:p>
  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  </draw:custom-shape>
          </draw:g>
        </draw:g>
        <draw:g>
          <draw:g>
            <draw:custom-shape draw:style-name="gr16" draw:text-style-name="P9" draw:layer="layout" svg:width="6.25cm" svg:height="0.531cm" svg:x="2cm" svg:y="24.25cm">
              <text:p text:style-name="P8"><text:span text:style-name="T3">server/docker-compose.yml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8" draw:text-style-name="P13" draw:layer="layout" svg:width="6.25cm" svg:height="1.219cm" svg:x="2cm" svg:y="24.781cm">
              <text:p text:style-name="P10"><text:span text:style-name="T4">services:</text:span></text:p>
              <text:p text:style-name="P11"><text:span text:style-name="T4"><text:tab/></text:span><text:span text:style-name="T4">questiondb:</text:span></text:p>
              <text:p text:style-name="P11"><text:span text:style-name="T4"><text:tab/></text:span><text:span text:style-name="T4"><text:tab/></text:span><text:span text:style-name="T4">ports: 27017/27017</text:span></text:p>
              <text:p text:style-name="P12"><text:span text:style-name="T4"><text:tab/></text:span><text:span text:style-name="T4"><text:tab/></text:span></text:p>
  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  </draw:custom-shape>
          </draw:g>
        </draw:g>
        <draw:g>
          <draw:g>
            <draw:custom-shape draw:style-name="gr19" draw:text-style-name="P23" draw:layer="layout" svg:width="7.25cm" svg:height="0.531cm" svg:x="1.5cm" svg:y="26.25cm">
              <text:p text:style-name="P22"><text:span text:style-name="T7">server/.env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0" draw:text-style-name="P13" draw:layer="layout" svg:width="7.25cm" svg:height="1.219cm" svg:x="1.5cm" svg:y="26.781cm">
              <text:p text:style-name="P10"><text:span text:style-name="T8">MONGO_INITDB_ROOT_USERNAME=</text:span></text:p>
              <text:p text:style-name="P10"><text:span text:style-name="T8">MONGO_INITDB_ROOT_PASSWORD=</text:span></text:p>
              <text:p text:style-name="P10"><text:span text:style-name="T8">MONGO_INITDB_DATABASE=admin</text:span></text:p>
              <text:p text:style-name="P12"><text:span text:style-name="T4"><text:tab/></text:span><text:span text:style-name="T4"><text:tab/></text:span></text:p>
  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  </draw:custom-shape>
          </draw:g>
        </draw:g>
        <draw:custom-shape draw:style-name="gr21" draw:text-style-name="P26" xml:id="id6" draw:id="id6" draw:layer="layout" svg:width="8.25cm" svg:height="2.75cm" svg:x="10.5cm" svg:y="20.5cm">
          <text:p text:style-name="P24"><text:span text:style-name="T9">Database manipulation</text:span><text:span text:style-name="T10"> is usually </text:span><text:span text:style-name="T10">carried out directly by the following </text:span><text:span text:style-name="T10">member functions of</text:span><text:span text:style-name="T4"> </text:span><text:span text:style-name="T6">server/db.js</text:span><text:span text:style-name="T11">: </text:span></text:p>
          <text:p text:style-name="P25"><text:span text:style-name="T12">saveQuestion() - modifies existing </text:span><text:span text:style-name="T12">question</text:span></text:p>
          <text:p text:style-name="P25"><text:span text:style-name="T12">newQuestion() - creates new </text:span><text:span text:style-name="T12">question</text:span></text:p>
          <text:p text:style-name="P25"><text:span text:style-name="T12">findQuestion() - gets question</text:span></text:p>
          <text:p text:style-name="P25"><text:span text:style-name="T12">deleteQuestion() - deletes </text:span><text:span text:style-name="T12">ques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" svg:x1="14.625cm" svg:y1="24cm" svg:x2="14.625cm" svg:y2="23.25cm" draw:start-shape="id5" draw:start-glue-point="0" draw:end-shape="id6" draw:end-glue-point="6" svg:d="M14625 24000v-750" svg:viewBox="0 0 1 751">
          <text:p/>
        </draw:connector>
        <draw:connector draw:style-name="gr10" draw:text-style-name="P14" draw:layer="layout" draw:type="line" svg:x1="14.625cm" svg:y1="16.5cm" svg:x2="14.625cm" svg:y2="20.5cm" draw:start-shape="id2" draw:end-shape="id6" draw:end-glue-point="4" svg:d="M14625 16500v4000" svg:viewBox="0 0 1 4001">
          <text:p/>
        </draw:connector>
        <draw:custom-shape draw:style-name="gr23" draw:text-style-name="P26" draw:layer="layout" svg:width="8.25cm" svg:height="1.25cm" svg:x="10.5cm" svg:y="16cm">
          <text:p text:style-name="P24"><text:span text:style-name="T12">The server </text:span><text:span text:style-name="T13">receives POST requests</text:span><text:span text:style-name="T12"> </text:span><text:span text:style-name="T12">through the </text:span><text:span text:style-name="T11">router</text:span><text:span text:style-name="T12">, handles these </text:span><text:span text:style-name="T12">requests, then passes the responses back </text:span><text:span text:style-name="T12">in JSON forma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7" draw:id="id7" draw:layer="layout" svg:width="6.25cm" svg:height="1.25cm" svg:x="11.5cm" svg:y="6cm">
          <text:p text:style-name="P6"><text:span text:style-name="T2">http://localhost:5173/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g>
              <draw:custom-shape draw:style-name="gr24" draw:text-style-name="P28" draw:layer="layout" svg:width="8cm" svg:height="1.031cm" svg:x="0.75cm" svg:y="4.5cm">
                <text:p text:style-name="P27"><text:span text:style-name="T14">Data Structure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25" draw:text-style-name="P13" draw:layer="layout" svg:width="4cm" svg:height="3.969cm" svg:x="0.75cm" svg:y="5.531cm">
                <text:p text:style-name="P10"><text:span text:style-name="T4">- Question Text</text:span></text:p>
                <text:p text:style-name="P10"><text:span text:style-name="T4"/></text:p>
                <text:p text:style-name="P10"><text:span text:style-name="T4">Question classifiers:</text:span></text:p>
                <text:p text:style-name="P10"><text:span text:style-name="T4"><text:s/></text:span><text:span text:style-name="T4">- Category</text:span></text:p>
                <text:p text:style-name="P10"><text:span text:style-name="T4"><text:s/></text:span><text:span text:style-name="T4">- Topic</text:span></text:p>
                <text:p text:style-name="P29"><text:span text:style-name="T8"><text:s/></text:span><text:span text:style-name="T8">- Sub-topic</text:span></text:p>
                <text:p text:style-name="P29"><text:span text:style-name="T8"><text:s/></text:span><text:span text:style-name="T8">- Difficulty</text:span></text:p>
                <text:p text:style-name="P29"><text:span text:style-name="T8"><text:s/></text:span><text:span text:style-name="T8">- Source</text:span></text:p>
                <text:p text:style-name="P29"><text:span text:style-name="T8"><text:s/></text:span><text:span text:style-name="T8">- Year</text:span></text:p>
                <text:p text:style-name="P29"><text:span text:style-name="T8"/></text:p>
                <text:p text:style-name="P29"><text:span text:style-name="T8"><text:s/></text:span><text:span text:style-name="T8">- Tags</text:span></text:p>
                <text:p text:style-name="P12"><text:span text:style-name="T4"><text:tab/></text:span><text:span text:style-name="T4"><text:tab/></text:span></text:p>
    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    </draw:custom-shape>
              <draw:custom-shape draw:style-name="gr26" draw:text-style-name="P13" draw:layer="layout" svg:width="4cm" svg:height="3.969cm" svg:x="4.75cm" svg:y="5.531cm">
                <text:p text:style-name="P10"><text:span text:style-name="T8">To be implemented:</text:span></text:p>
                <text:p text:style-name="P10"><text:span text:style-name="T8"/></text:p>
                <text:p text:style-name="P10"><text:span text:style-name="T8">- Solution Text</text:span></text:p>
                <text:p text:style-name="P10"><text:span text:style-name="T8"/></text:p>
                <text:p text:style-name="P10"><text:span text:style-name="T8">- Question Diagrams</text:span></text:p>
                <text:p text:style-name="P10"><text:span text:style-name="T8">- Solution Diagrams</text:span></text:p>
                <text:p text:style-name="P10"><text:span text:style-name="T8">(list of image file names which have been uploaded)</text:span></text:p>
                <text:p text:style-name="P12"><text:span text:style-name="T4"><text:tab/></text:span><text:span text:style-name="T4"><text:tab/></text:span></text:p>
    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    </draw:custom-shape>
            </draw:g>
          </draw:g>
        </draw:g>
        <draw:connector draw:style-name="gr10" draw:text-style-name="P14" draw:layer="layout" draw:type="lines" svg:x1="14.625cm" svg:y1="7.25cm" svg:x2="14.625cm" svg:y2="12.5cm" draw:start-shape="id7" draw:start-glue-point="6" draw:end-shape="id1" draw:end-glue-point="4" svg:d="M14625 7250v502 4247 501" svg:viewBox="0 0 1 5251">
          <text:p/>
        </draw:connector>
        <draw:g>
          <draw:g>
            <draw:custom-shape draw:style-name="gr27" draw:text-style-name="P31" draw:layer="layout" svg:width="10.25cm" svg:height="0.531cm" svg:x="9.5cm" svg:y="7.75cm">
              <text:p text:style-name="P30"><text:span text:style-name="T15">website/webpage.vu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8" draw:text-style-name="P13" draw:layer="layout" svg:width="10.25cm" svg:height="0.969cm" svg:x="9.5cm" svg:y="8.281cm">
              <text:p text:style-name="P10"><text:span text:style-name="T4">&lt;form method=”POST” </text:span><text:span text:style-name="T4">action=”http://localhost:3000/database/[url]”&gt;</text:span></text:p>
  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  </draw:custom-shape>
          </draw:g>
        </draw:g>
        <draw:line draw:style-name="gr12" draw:text-style-name="P14" draw:layer="layout" svg:x1="8.25cm" svg:y1="25.25cm" svg:x2="10.25cm" svg:y2="25.25cm">
          <text:p/>
        </draw:line>
        <draw:line draw:style-name="gr12" draw:text-style-name="P14" draw:layer="layout" svg:x1="8.75cm" svg:y1="27.25cm" svg:x2="10.25cm" svg:y2="27.25cm">
          <text:p/>
        </draw:line>
        <draw:line draw:style-name="gr12" draw:text-style-name="P14" draw:layer="layout" svg:x1="9.25cm" svg:y1="27.25cm" svg:x2="9.25cm" svg:y2="22.75cm">
          <text:p/>
        </draw:line>
        <draw:line draw:style-name="gr12" draw:text-style-name="P14" draw:layer="layout" svg:x1="9cm" svg:y1="25.25cm" svg:x2="9cm" svg:y2="22.75cm">
          <text:p/>
        </draw:line>
        <draw:g>
          <draw:custom-shape draw:style-name="gr29" draw:text-style-name="P31" draw:layer="layout" svg:width="11cm" svg:height="0.531cm" svg:x="9.25cm" svg:y="2cm">
            <text:p text:style-name="P30"><text:span text:style-name="T15">we</text:span><text:span text:style-name="T15">bsit</text:span><text:span text:style-name="T15">e/</text:span><text:span text:style-name="T15">rou</text:span><text:span text:style-name="T15">ter.</text:span><text:span text:style-name="T15">t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0" draw:text-style-name="P33" draw:layer="layout" svg:width="2.75cm" svg:height="1.969cm" svg:x="14.75cm" svg:y="2.531cm">
            <text:p text:style-name="P32"><text:span text:style-name="T16">Contribute</text:span></text:p>
            <text:p text:style-name="P32"><text:span text:style-name="T16"/></text:p>
            <text:p text:style-name="P32"><text:span text:style-name="T17">Contribute or modify questions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30" draw:text-style-name="P34" draw:layer="layout" svg:width="2.75cm" svg:height="1.969cm" svg:x="12cm" svg:y="2.531cm">
            <text:p text:style-name="P10"><text:span text:style-name="T18">Build</text:span></text:p>
            <text:p text:style-name="P10"><text:span text:style-name="T18"/></text:p>
            <text:p text:style-name="P10"><text:span text:style-name="T19">Build a worksheet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30" draw:text-style-name="P34" draw:layer="layout" svg:width="2.75cm" svg:height="1.969cm" svg:x="9.25cm" svg:y="2.531cm">
            <text:p text:style-name="P10"><text:span text:style-name="T18">Home</text:span></text:p>
            <text:p text:style-name="P10"><text:span text:style-name="T18"/></text:p>
            <text:p text:style-name="P10"><text:span text:style-name="T19">Introduction to web-page</text:span></text:p>
            <text:p text:style-name="P10"><text:span text:style-name="T18"/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30" draw:text-style-name="P34" draw:layer="layout" svg:width="2.75cm" svg:height="1.969cm" svg:x="17.5cm" svg:y="2.531cm">
            <text:p text:style-name="P10"><text:span text:style-name="T18">Database</text:span></text:p>
            <text:p text:style-name="P10"><text:span text:style-name="T18"/></text:p>
            <text:p text:style-name="P10"><text:span text:style-name="T19">Browse and search </text:span><text:span text:style-name="T19">question database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draw:custom-shape draw:style-name="gr31" draw:text-style-name="P36" draw:layer="layout" svg:width="2.75cm" svg:height="1.25cm" svg:x="1.75cm" svg:y="1.75cm">
          <text:p text:style-name="P35"><text:span text:style-name="T2">Websi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38" draw:layer="layout" svg:width="7cm" svg:height="1.25cm" svg:x="1.5cm" svg:y="10.5cm">
          <text:p text:style-name="P37"><text:span text:style-name="T2">Server</text:span></text:p>
          <text:p text:style-name="P37"><text:span text:style-name="T20">Container: </text:span><text:span text:style-name="T20">latexquestionban</text:span><text:span text:style-name="T20">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38" draw:layer="layout" svg:width="7cm" svg:height="1.25cm" svg:x="1.5cm" svg:y="18.5cm">
          <text:p text:style-name="P37"><text:span text:style-name="T2">Database</text:span></text:p>
          <text:p text:style-name="P37"><text:span text:style-name="T20">Container: questiondb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" svg:font-family="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 svg:stroke-width="0cm" svg:stroke-color="#cccccc" draw:marker-start-width="0.2cm" draw:marker-start-center="false" draw:marker-end-width="0.2cm" draw:marker-end-center="false" svg:stroke-opacity="100%" draw:stroke-linejoin="round" svg:stroke-linecap="butt" draw:fill="none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69cm" fo:min-width="5.749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Text_20_A4" style:display-name="Text A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family="'Noto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family-asian="'DejaVu Sans'" style:font-family-generic-asian="system" style:font-pitch-asian="variable" style:font-size-asian="9pt" style:language-asian="zh" style:country-asian="CN" style:font-style-asian="normal" style:font-weight-asian="normal" style:font-name-complex="DejaVu Sans1" style:font-family-complex="'DejaVu Sans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3T15:52:18.882712748</meta:creation-date>
    <dc:date>2023-01-23T17:51:44.275733316</dc:date>
    <meta:editing-duration>PT6M44S</meta:editing-duration>
    <meta:editing-cycles>2</meta:editing-cycles>
    <meta:generator>LibreOffice/7.3.7.2$Linux_X86_64 LibreOffice_project/30$Build-2</meta:generator>
    <meta:document-statistic meta:object-count="63"/>
  </office:meta>
</office:document-meta>
</file>